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466F4E6D2166C35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94cm, 4.232cm, 11.414cm, 3.1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29cm" svg:height="21.7cm" svg:x="1.092cm" svg:y="2.691cm">
          <draw:image xlink:href="Pictures/10000000000005E8000007E07466F4E6D2166C3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3:48.346585678</dc:date>
    <meta:editing-duration>PT3M28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